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>
      <style:text-properties officeooo:rsid="0015a58a"/>
    </style:style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cellent.<text:line-break/>Now we formalize the <text:span text:style-name="Strong_20_Emphasis">Governance Snapshot Model — Institutional Longitudinal Stability Architecture</text:span>.</text:p>
      <text:p text:style-name="Text_20_body">This is the executive layer.</text:p>
      <text:p text:style-name="Text_20_body">Governance Snapshots must:</text:p>
      <text:list text:style-name="L13">
        <text:list-item>
          <text:p text:style-name="P16">Be monthly</text:p>
        </text:list-item>
        <text:list-item>
          <text:p text:style-name="P16">Be immutable once generated</text:p>
        </text:list-item>
        <text:list-item>
          <text:p text:style-name="P16">Use only aggregated metrics</text:p>
        </text:list-item>
        <text:list-item>
          <text:p text:style-name="P16">Never read raw sessions</text:p>
        </text:list-item>
        <text:list-item>
          <text:p text:style-name="P16">Support multi-year comparison</text:p>
        </text:list-item>
        <text:list-item>
          <text:p text:style-name="P16">Be calibration-version aware</text:p>
        </text:list-item>
        <text:list-item>
          <text:p text:style-name="P16">Be export-ready (PDF / JSON)</text:p>
        </text:list-item>
      </text:list>
      <text:p text:style-name="Text_20_body">This is the backbone of your L3 credibility.</text:p>
      <text:p text:style-name="Horizontal_20_Line"/>
      <text:h text:style-name="Heading_20_1" text:outline-level="1">🏛 1️⃣ MONTHLY SNAPSHOT STRUCTURE</text:h>
      <text:p text:style-name="Text_20_body">Stored in Firestore (HOT/WARM):</text:p>
      <text:p text:style-name="P1"><text:span text:style-name="Source_20_Text">institutes/{instituteId}/governanceSnapshots/{YYYY_MM}</text:span></text:p>
      <text:p text:style-name="Text_20_body">Example:</text:p>
      <text:p text:style-name="P1"><text:span text:style-name="Source_20_Text">governanceSnapshots/2026_01</text:span></text:p>
      <text:p text:style-name="Horizontal_20_Line"/>
      <text:h text:style-name="Heading_20_2" text:outline-level="2">Firestore Snapshot Schema</text:h>
      <text:p text:style-name="Preformatted_20_Text"><text:span text:style-name="Source_20_Text">{</text:span></text:p>
      <text:p text:style-name="Preformatted_20_Text"><text:span text:style-name="Source_20_Text"><text:s text:c="2"/>instituteId: "inst_001",</text:span></text:p>
      <text:p text:style-name="Preformatted_20_Text"><text:span text:style-name="Source_20_Text"><text:s text:c="2"/>academicYear: "2025-2026",</text:span></text:p>
      <text:p text:style-name="Preformatted_20_Text"><text:span text:style-name="Source_20_Text"><text:s text:c="2"/>month: "2026-01",</text:span></text:p>
      <text:p text:style-name="Preformatted_20_Text"/>
      <text:p text:style-name="Preformatted_20_Text"><text:span text:style-name="Source_20_Text"><text:s text:c="2"/>calibrationVersion: "cal_v2026_01",</text:span></text:p>
      <text:p text:style-name="Preformatted_20_Text"><text:span text:style-name="Source_20_Text"><text:s text:c="2"/>schemaVersion: 1,</text:span></text:p>
      <text:p text:style-name="Preformatted_20_Text"/>
      <text:p text:style-name="Preformatted_20_Text"><text:span text:style-name="Source_20_Text"><text:s text:c="2"/>// Core Institutional Metrics</text:span></text:p>
      <text:p text:style-name="Preformatted_20_Text"><text:span text:style-name="Source_20_Text"><text:s text:c="2"/>stabilityIndex: 78.4,</text:span></text:p>
      <text:p text:style-name="Preformatted_20_Text"><text:span text:style-name="Source_20_Text"><text:s text:c="2"/>disciplineMean: 74.1,</text:span></text:p>
      <text:p text:style-name="Preformatted_20_Text"><text:span text:style-name="Source_20_Text"><text:s text:c="2"/>disciplineVariance: 8.2,</text:span></text:p>
      <text:p text:style-name="Preformatted_20_Text"/>
      <text:p text:style-name="Preformatted_20_Text"><text:span text:style-name="Source_20_Text"><text:s text:c="2"/>avgRawScorePercent: 62.5,</text:span></text:p>
      <text:p text:style-name="Preformatted_20_Text"><text:span text:style-name="Source_20_Text"><text:s text:c="2"/>avgAccuracyPercent: 71.2,</text:span></text:p>
      <text:p text:style-name="Preformatted_20_Text"/>
      <text:p text:style-name="Preformatted_20_Text"><text:span text:style-name="Source_20_Text"><text:s text:c="2"/>// Risk Distribution</text:span></text:p>
      <text:p text:style-name="Preformatted_20_Text"><text:soft-page-break/><text:span text:style-name="Source_20_Text"><text:s text:c="2"/>riskDistribution: {</text:span></text:p>
      <text:p text:style-name="Preformatted_20_Text"><text:span text:style-name="Source_20_Text"><text:s text:c="4"/>stable: 38.2,</text:span></text:p>
      <text:p text:style-name="Preformatted_20_Text"><text:span text:style-name="Source_20_Text"><text:s text:c="4"/>driftProne: 24.5,</text:span></text:p>
      <text:p text:style-name="Preformatted_20_Text"><text:span text:style-name="Source_20_Text"><text:s text:c="4"/>impulsive: 18.3,</text:span></text:p>
      <text:p text:style-name="Preformatted_20_Text"><text:span text:style-name="Source_20_Text"><text:s text:c="4"/>overextended: 12.1,</text:span></text:p>
      <text:p text:style-name="Preformatted_20_Text"><text:span text:style-name="Source_20_Text"><text:s text:c="4"/>volatile: 6.9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// Phase &amp; Execution</text:span></text:p>
      <text:p text:style-name="Preformatted_20_Text"><text:span text:style-name="Source_20_Text"><text:s text:c="2"/>avgPhaseAdherence: 69.5,</text:span></text:p>
      <text:p text:style-name="Preformatted_20_Text"><text:span text:style-name="Source_20_Text"><text:s text:c="2"/>controlledModeUsagePercent: 32.1,</text:span></text:p>
      <text:p text:style-name="Preformatted_20_Text"><text:span text:style-name="Source_20_Text"><text:s text:c="2"/>controlledModeImprovementDelta: 9.4,</text:span></text:p>
      <text:p text:style-name="Preformatted_20_Text"/>
      <text:p text:style-name="Preformatted_20_Text"><text:span text:style-name="Source_20_Text"><text:s text:c="2"/>// Behavioral Signals</text:span></text:p>
      <text:p text:style-name="Preformatted_20_Text"><text:span text:style-name="Source_20_Text"><text:s text:c="2"/>rushPatternPercent: 21.4,</text:span></text:p>
      <text:p text:style-name="Preformatted_20_Text"><text:span text:style-name="Source_20_Text"><text:s text:c="2"/>easyNeglectPercent: 18.2,</text:span></text:p>
      <text:p text:style-name="Preformatted_20_Text"><text:span text:style-name="Source_20_Text"><text:s text:c="2"/>hardBiasPercent: 15.7,</text:span></text:p>
      <text:p text:style-name="Preformatted_20_Text"><text:span text:style-name="Source_20_Text"><text:s text:c="2"/>skipBurstPercent: 11.8,</text:span></text:p>
      <text:p text:style-name="Preformatted_20_Text"><text:span text:style-name="Source_20_Text"><text:s text:c="2"/>wrongStreakPercent: 7.2,</text:span></text:p>
      <text:p text:style-name="Preformatted_20_Text"/>
      <text:p text:style-name="Preformatted_20_Text"><text:span text:style-name="Source_20_Text"><text:s text:c="2"/>// Template Stability</text:span></text:p>
      <text:p text:style-name="Preformatted_20_Text"><text:span text:style-name="Source_20_Text"><text:s text:c="2"/>templateVarianceMean: 6.3,</text:span></text:p>
      <text:p text:style-name="Preformatted_20_Text"/>
      <text:p text:style-name="Preformatted_20_Text"><text:span text:style-name="Source_20_Text"><text:s text:c="2"/>// Overrides</text:span></text:p>
      <text:p text:style-name="Preformatted_20_Text"><text:span text:style-name="Source_20_Text"><text:s text:c="2"/>overrideFrequency: 2.4,</text:span></text:p>
      <text:p text:style-name="Preformatted_20_Text"/>
      <text:p text:style-name="Preformatted_20_Text"><text:span text:style-name="Source_20_Text"><text:s text:c="2"/>generatedAt: timestamp,</text:span></text:p>
      <text:p text:style-name="Preformatted_20_Text"><text:span text:style-name="Source_20_Text"><text:s text:c="2"/>immutable: true</text:span></text:p>
      <text:p text:style-name="P1"><text:span text:style-name="Source_20_Text">}</text:span></text:p>
      <text:p text:style-name="Horizontal_20_Line"/>
      <text:h text:style-name="Heading_20_1" text:outline-level="1">📊 2️⃣ STABILITY INDEX COMPUTATION</text:h>
      <text:p text:style-name="Text_20_body">Stability must reflect:</text:p>
      <text:list text:style-name="L14">
        <text:list-item>
          <text:p text:style-name="P17">Risk distribution balance</text:p>
        </text:list-item>
        <text:list-item>
          <text:p text:style-name="P17">Discipline consistency</text:p>
        </text:list-item>
        <text:list-item>
          <text:p text:style-name="P17">Variance control</text:p>
        </text:list-item>
        <text:list-item>
          <text:p text:style-name="P17">Template consistency</text:p>
        </text:list-item>
      </text:list>
      <text:p text:style-name="Horizontal_20_Line"/>
      <text:h text:style-name="Heading_20_2" text:outline-level="2">Step 1: Risk Instability Score</text:h>
      <text:p text:style-name="Text_20_body">Weight unstable clusters:</text:p>
      <text:p text:style-name="Preformatted_20_Text"><text:span text:style-name="Source_20_Text">instabilityScore =</text:span></text:p>
      <text:p text:style-name="Preformatted_20_Text"><text:span text:style-name="Source_20_Text"><text:s text:c="2"/>(driftProne * 0.2)</text:span></text:p>
      <text:p text:style-name="Preformatted_20_Text"><text:span text:style-name="Source_20_Text">+ (impulsive * 0.4)</text:span></text:p>
      <text:p text:style-name="Preformatted_20_Text"><text:span text:style-name="Source_20_Text">+ (overextended * 0.6)</text:span></text:p>
      <text:p text:style-name="P1"><text:span text:style-name="Source_20_Text">+ (volatile * 0.8)</text:span></text:p>
      <text:p text:style-name="Text_20_body">Normalize to 0–100.</text:p>
      <text:p text:style-name="Horizontal_20_Line"/>
      <text:h text:style-name="Heading_20_2" text:outline-level="2"><text:soft-page-break/>Step 2: Discipline Consistency</text:h>
      <text:p text:style-name="P1"><text:span text:style-name="Source_20_Text">disciplinePenalty = disciplineVariance</text:span></text:p>
      <text:p text:style-name="Text_20_body">Higher variance → lower stability.</text:p>
      <text:p text:style-name="Horizontal_20_Line"/>
      <text:h text:style-name="Heading_20_2" text:outline-level="2">Step 3: Template Stress</text:h>
      <text:p text:style-name="P1"><text:span text:style-name="Source_20_Text">templatePenalty = templateVarianceMean</text:span></text:p>
      <text:p text:style-name="Horizontal_20_Line"/>
      <text:h text:style-name="Heading_20_2" text:outline-level="2">Step 4: Final Stability Index</text:h>
      <text:p text:style-name="Preformatted_20_Text"><text:span text:style-name="Source_20_Text">stabilityIndex =</text:span></text:p>
      <text:p text:style-name="Preformatted_20_Text"><text:span text:style-name="Source_20_Text">100</text:span></text:p>
      <text:p text:style-name="Preformatted_20_Text"><text:span text:style-name="Source_20_Text">- (instabilityScore * 0.5)</text:span></text:p>
      <text:p text:style-name="Preformatted_20_Text"><text:span text:style-name="Source_20_Text">- (disciplinePenalty * 0.3)</text:span></text:p>
      <text:p text:style-name="P1"><text:span text:style-name="Source_20_Text">- (templatePenalty * 0.2)</text:span></text:p>
      <text:p text:style-name="Text_20_body">Clamp between 0–100.</text:p>
      <text:p text:style-name="Text_20_body">Higher = more stable.</text:p>
      <text:p text:style-name="Horizontal_20_Line"/>
      <text:h text:style-name="Heading_20_1" text:outline-level="1">🔁 3️⃣ LONGITUDINAL COMPARISON LOGIC</text:h>
      <text:p text:style-name="Text_20_body">Snapshots stored monthly.</text:p>
      <text:p text:style-name="Text_20_body">To compute trend:</text:p>
      <text:p text:style-name="Text_20_body">Query:</text:p>
      <text:p text:style-name="P1"><text:span text:style-name="Source_20_Text">orderBy month asc</text:span></text:p>
      <text:p text:style-name="Text_20_body">Compute:</text:p>
      <text:h text:style-name="Heading_20_3" text:outline-level="3">Month-over-Month Change</text:h>
      <text:p text:style-name="Preformatted_20_Text"><text:span text:style-name="Source_20_Text">deltaStability =</text:span></text:p>
      <text:p text:style-name="P1"><text:span text:style-name="Source_20_Text">current.stabilityIndex - previous.stabilityIndex</text:span></text:p>
      <text:p text:style-name="Horizontal_20_Line"/>
      <text:h text:style-name="Heading_20_3" text:outline-level="3">Year-over-Year Comparison</text:h>
      <text:p text:style-name="Text_20_body">Compare:</text:p>
      <text:p text:style-name="P1"><text:span text:style-name="Source_20_Text">2026_01 vs 2025_01</text:span></text:p>
      <text:p text:style-name="Text_20_body">Only compare same academic phase.</text:p>
      <text:p text:style-name="Horizontal_20_Line"><text:soft-page-break/></text:p>
      <text:h text:style-name="Heading_20_3" text:outline-level="3">Trend Classification</text:h>
      <text:p text:style-name="Text_20_body">If:</text:p>
      <text:p text:style-name="Preformatted_20_Text"><text:span text:style-name="Source_20_Text">deltaStability &gt; +3 → Improving</text:span></text:p>
      <text:p text:style-name="Preformatted_20_Text"><text:span text:style-name="Source_20_Text">deltaStability between -3 and +3 → Stable</text:span></text:p>
      <text:p text:style-name="P1"><text:span text:style-name="Source_20_Text">deltaStability &lt; -3 → Declining</text:span></text:p>
      <text:p text:style-name="Text_20_body">Store trend label separately.</text:p>
      <text:p text:style-name="Horizontal_20_Line"/>
      <text:h text:style-name="Heading_20_1" text:outline-level="1">📈 4️⃣ SNAPSHOT GENERATION FLOW</text:h>
      <text:p text:style-name="Text_20_body">Triggered:</text:p>
      <text:list text:style-name="L15">
        <text:list-item>
          <text:p text:style-name="P18">Monthly cron</text:p>
        </text:list-item>
        <text:list-item>
          <text:p text:style-name="P18">Before academic year archive</text:p>
        </text:list-item>
      </text:list>
      <text:p text:style-name="Text_20_body">Cloud Function:</text:p>
      <text:list text:style-name="L16">
        <text:list-item>
          <text:p text:style-name="P19">Load studentYearMetrics aggregates</text:p>
        </text:list-item>
        <text:list-item>
          <text:p text:style-name="P19">Load batchAggregates</text:p>
        </text:list-item>
        <text:list-item>
          <text:p text:style-name="P19">Load runAnalytics (summary only)</text:p>
        </text:list-item>
        <text:list-item>
          <text:p text:style-name="P19">Compute stabilityIndex</text:p>
        </text:list-item>
        <text:list-item>
          <text:p text:style-name="P19">Build snapshot document</text:p>
        </text:list-item>
        <text:list-item>
          <text:p text:style-name="P19">Write to Firestore</text:p>
        </text:list-item>
        <text:list-item>
          <text:p text:style-name="P19">Export to BigQuery (optional)</text:p>
        </text:list-item>
      </text:list>
      <text:p text:style-name="Text_20_body">No session queries allowed.</text:p>
      <text:p text:style-name="Horizontal_20_Line"/>
      <text:h text:style-name="Heading_20_1" text:outline-level="1">🧬 5️⃣ CALIBRATION VERSION AWARENESS</text:h>
      <text:p text:style-name="Text_20_body">Each snapshot must store:</text:p>
      <text:p text:style-name="P1"><text:span text:style-name="Source_20_Text">calibrationVersion</text:span></text:p>
      <text:p text:style-name="Text_20_body">This ensures:</text:p>
      <text:p text:style-name="Text_20_body">Future analysis knows which model was active.</text:p>
      <text:p text:style-name="Text_20_body">If calibration changes mid-year:</text:p>
      <text:p text:style-name="Text_20_body">Snapshots reflect new version.</text:p>
      <text:p text:style-name="Horizontal_20_Line"/>
      <text:h text:style-name="Heading_20_1" text:outline-level="1"><text:soft-page-break/>🗂 6️⃣ IMMUTABLE EXPORT FORMAT</text:h>
      <text:p text:style-name="Text_20_body">Once snapshot written:</text:p>
      <text:p text:style-name="P1"><text:span text:style-name="Source_20_Text">immutable: true</text:span></text:p>
      <text:p text:style-name="Text_20_body">Firestore rules must block updates.</text:p>
      <text:p text:style-name="Text_20_body">Export format for PDF / JSON:</text:p>
      <text:p text:style-name="Preformatted_20_Text"><text:span text:style-name="Source_20_Text">{</text:span></text:p>
      <text:p text:style-name="Preformatted_20_Text"><text:span text:style-name="Source_20_Text"><text:s text:c="2"/>header: {</text:span></text:p>
      <text:p text:style-name="Preformatted_20_Text"><text:span text:style-name="Source_20_Text"><text:s text:c="4"/>instituteName,</text:span></text:p>
      <text:p text:style-name="Preformatted_20_Text"><text:span text:style-name="Source_20_Text"><text:s text:c="4"/>academicYear,</text:span></text:p>
      <text:p text:style-name="Preformatted_20_Text"><text:span text:style-name="Source_20_Text"><text:s text:c="4"/>month,</text:span></text:p>
      <text:p text:style-name="Preformatted_20_Text"><text:span text:style-name="Source_20_Text"><text:s text:c="4"/>generatedAt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performance: {...},</text:span></text:p>
      <text:p text:style-name="Preformatted_20_Text"><text:span text:style-name="Source_20_Text"><text:s text:c="2"/>execution: {...},</text:span></text:p>
      <text:p text:style-name="Preformatted_20_Text"><text:span text:style-name="Source_20_Text"><text:s text:c="2"/>riskDistribution: {...},</text:span></text:p>
      <text:p text:style-name="Preformatted_20_Text"><text:span text:style-name="Source_20_Text"><text:s text:c="2"/>governanceIndicators: {...}</text:span></text:p>
      <text:p text:style-name="P1"><text:span text:style-name="Source_20_Text">}</text:span></text:p>
      <text:p text:style-name="Text_20_body">Exported file must include:</text:p>
      <text:list text:style-name="L17">
        <text:list-item>
          <text:p text:style-name="P20">Calibration version</text:p>
        </text:list-item>
        <text:list-item>
          <text:p text:style-name="P20">Schema version</text:p>
        </text:list-item>
        <text:list-item>
          <text:p text:style-name="P20">Snapshot hash (optional)</text:p>
        </text:list-item>
      </text:list>
      <text:p text:style-name="Horizontal_20_Line"/>
      <text:h text:style-name="Heading_20_1" text:outline-level="1">🏛 7️⃣ BIGQUERY SNAPSHOT TABLE</text:h>
      <text:p text:style-name="Text_20_body">Table:</text:p>
      <text:p text:style-name="P1"><text:span text:style-name="Source_20_Text">governance_snapshots</text:span></text:p>
      <text:p text:style-name="Text_20_body">Schema:</text:p>
      <text:p text:style-name="Preformatted_20_Text"><text:span text:style-name="Source_20_Text">institute_id STRING</text:span></text:p>
      <text:p text:style-name="Preformatted_20_Text"><text:span text:style-name="Source_20_Text">academic_year STRING</text:span></text:p>
      <text:p text:style-name="Preformatted_20_Text"><text:span text:style-name="Source_20_Text">month STRING</text:span></text:p>
      <text:p text:style-name="Preformatted_20_Text"><text:span text:style-name="Source_20_Text">stability_index FLOAT64</text:span></text:p>
      <text:p text:style-name="Preformatted_20_Text"><text:span text:style-name="Source_20_Text">discipline_mean FLOAT64</text:span></text:p>
      <text:p text:style-name="Preformatted_20_Text"><text:span text:style-name="Source_20_Text">discipline_variance FLOAT64</text:span></text:p>
      <text:p text:style-name="Preformatted_20_Text"><text:span text:style-name="Source_20_Text">avg_raw_score_percent FLOAT64</text:span></text:p>
      <text:p text:style-name="Preformatted_20_Text"><text:span text:style-name="Source_20_Text">avg_accuracy_percent FLOAT64</text:span></text:p>
      <text:p text:style-name="Preformatted_20_Text"><text:span text:style-name="Source_20_Text">risk_stable FLOAT64</text:span></text:p>
      <text:p text:style-name="Preformatted_20_Text"><text:span text:style-name="Source_20_Text">risk_drift FLOAT64</text:span></text:p>
      <text:p text:style-name="Preformatted_20_Text"><text:span text:style-name="Source_20_Text">risk_impulsive FLOAT64</text:span></text:p>
      <text:p text:style-name="Preformatted_20_Text"><text:span text:style-name="Source_20_Text">risk_overextended FLOAT64</text:span></text:p>
      <text:p text:style-name="Preformatted_20_Text"><text:span text:style-name="Source_20_Text">risk_volatile FLOAT64</text:span></text:p>
      <text:p text:style-name="Preformatted_20_Text"><text:span text:style-name="Source_20_Text">phase_adherence FLOAT64</text:span></text:p>
      <text:p text:style-name="Preformatted_20_Text"><text:span text:style-name="Source_20_Text">controlled_mode_delta FLOAT64</text:span></text:p>
      <text:p text:style-name="Preformatted_20_Text"><text:span text:style-name="Source_20_Text">override_frequency FLOAT64</text:span></text:p>
      <text:p text:style-name="Preformatted_20_Text"><text:span text:style-name="Source_20_Text">calibration_version STRING</text:span></text:p>
      <text:p text:style-name="P1"><text:span text:style-name="Source_20_Text">generated_at TIMESTAMP</text:span></text:p>
      <text:p text:style-name="Text_20_body"><text:soft-page-break/>Used for:</text:p>
      <text:list text:style-name="L18">
        <text:list-item>
          <text:p text:style-name="P21">Cross-year comparisons</text:p>
        </text:list-item>
        <text:list-item>
          <text:p text:style-name="P21">Vendor benchmarking</text:p>
        </text:list-item>
        <text:list-item>
          <text:p text:style-name="P21">Research</text:p>
        </text:list-item>
      </text:list>
      <text:p text:style-name="Horizontal_20_Line"/>
      <text:h text:style-name="Heading_20_1" text:outline-level="1">🛡 8️⃣ ARCHIVE BOUNDARY</text:h>
      <text:p text:style-name="Text_20_body">When academic year archived:</text:p>
      <text:list text:style-name="L19">
        <text:list-item>
          <text:p text:style-name="P22">Final snapshot generated</text:p>
        </text:list-item>
        <text:list-item>
          <text:p text:style-name="P22">Stored permanently</text:p>
        </text:list-item>
        <text:list-item>
          <text:p text:style-name="P22">Used for longitudinal reporting</text:p>
        </text:list-item>
        <text:list-item>
          <text:p text:style-name="P22">Raw session data no longer required</text:p>
        </text:list-item>
      </text:list>
      <text:p text:style-name="Text_20_body">Snapshots become canonical historical truth.</text:p>
      <text:p text:style-name="Horizontal_20_Line"/>
      <text:h text:style-name="Heading_20_1" text:outline-level="1">📊 9️⃣ GOVERNANCE DASHBOARD USAGE</text:h>
      <text:p text:style-name="Text_20_body">L3 dashboard shows:</text:p>
      <text:list text:style-name="L20">
        <text:list-item>
          <text:p text:style-name="P23">Current month stability gauge</text:p>
        </text:list-item>
        <text:list-item>
          <text:p text:style-name="P23">12-month trend chart</text:p>
        </text:list-item>
        <text:list-item>
          <text:p text:style-name="P23">Risk distribution stacked area</text:p>
        </text:list-item>
        <text:list-item>
          <text:p text:style-name="P23">Discipline trajectory</text:p>
        </text:list-item>
        <text:list-item>
          <text:p text:style-name="P23">Override frequency line</text:p>
        </text:list-item>
        <text:list-item>
          <text:p text:style-name="P23">Calibration version indicator</text:p>
        </text:list-item>
      </text:list>
      <text:p text:style-name="Text_20_body">No student-level drill-down by default.</text:p>
      <text:p text:style-name="Horizontal_20_Line"/>
      <text:h text:style-name="Heading_20_1" text:outline-level="1">🔐 10️⃣ SAFETY RULES</text:h>
      <text:p text:style-name="Text_20_body">Snapshots must:</text:p>
      <text:list text:style-name="L21">
        <text:list-item>
          <text:p text:style-name="P24">Be generated once per month</text:p>
        </text:list-item>
        <text:list-item>
          <text:p text:style-name="P24">Never auto-rewrite</text:p>
        </text:list-item>
        <text:list-item>
          <text:p text:style-name="P24">Not depend on volatile data</text:p>
        </text:list-item>
        <text:list-item>
          <text:p text:style-name="P24"><text:soft-page-break/>Use only summary docs</text:p>
        </text:list-item>
        <text:list-item>
          <text:p text:style-name="P24">Fail gracefully if missing metrics</text:p>
        </text:list-item>
      </text:list>
      <text:p text:style-name="Text_20_body">If generation fails:</text:p>
      <text:list text:style-name="L22">
        <text:list-item>
          <text:p text:style-name="P25">Log error</text:p>
        </text:list-item>
        <text:list-item>
          <text:p text:style-name="P25">Retry</text:p>
        </text:list-item>
        <text:list-item>
          <text:p text:style-name="P25">Do not block system</text:p>
        </text:list-item>
      </text:list>
      <text:p text:style-name="Horizontal_20_Line"/>
      <text:h text:style-name="Heading_20_1" text:outline-level="1">🧠 11️⃣ PERFORMANCE STRATEGY</text:h>
      <text:p text:style-name="Text_20_body">Snapshot generation:</text:p>
      <text:list text:style-name="L23">
        <text:list-item>
          <text:p text:style-name="P26">O(number of batches)</text:p>
        </text:list-item>
        <text:list-item>
          <text:p text:style-name="P26">O(number of summary docs)</text:p>
        </text:list-item>
        <text:list-item>
          <text:p text:style-name="P26">No session-level scans</text:p>
        </text:list-item>
      </text:list>
      <text:p text:style-name="Text_20_body">Execution time predictable.</text:p>
      <text:p text:style-name="Horizontal_20_Line"/>
      <text:h text:style-name="Heading_20_1" text:outline-level="1">🎯 FINAL GOVERNANCE SNAPSHOT SUMMARY</text:h>
      <text:p text:style-name="Text_20_body">You now have:</text:p>
      <text:p text:style-name="Text_20_body">✔ Monthly snapshot document structure<text:line-break/>✔ Stability index formula<text:line-break/>✔ Risk-weighted instability model<text:line-break/>✔ Discipline consistency integration<text:line-break/>✔ Template variance integration<text:line-break/>✔ Month-over-month comparison logic<text:line-break/>✔ Year-over-year logic<text:line-break/>✔ Calibration-aware tracking<text:line-break/>✔ Immutable export structure<text:line-break/>✔ BigQuery mirror table<text:line-break/>✔ Archive-safe governance history</text:p>
      <text:p text:style-name="Text_20_body">This completes the Governance data backbone.</text:p>
      <text:p text:style-name="Horizontal_20_Line"/>
      <text:p text:style-name="Text_20_body">At this point, your system blueprint includes:</text:p>
      <text:list text:style-name="L24">
        <text:list-item>
          <text:p text:style-name="P27">Execution Engine</text:p>
        </text:list-item>
        <text:list-item>
          <text:p text:style-name="P27">Risk Engine</text:p>
        </text:list-item>
        <text:list-item>
          <text:p text:style-name="P27"><text:soft-page-break/>Pattern Engine</text:p>
        </text:list-item>
        <text:list-item>
          <text:p text:style-name="P27">AI Summary Layer</text:p>
        </text:list-item>
        <text:list-item>
          <text:p text:style-name="P27">Calibration Simulation</text:p>
        </text:list-item>
        <text:list-item>
          <text:p text:style-name="P27">Global Versioning</text:p>
        </text:list-item>
        <text:list-item>
          <text:p text:style-name="P27">HOT–WARM–COLD lifecycle</text:p>
        </text:list-item>
        <text:list-item>
          <text:p text:style-name="P27">BigQuery Archive</text:p>
        </text:list-item>
        <text:list-item>
          <text:p text:style-name="P27">Governance Snapshot Model</text:p>
        </text:list-item>
      </text:list>
      <text:p text:style-name="Text_20_body">The remaining core system pillars to finalize are:</text:p>
      <text:p text:style-name="Text_20_body">📧 Email Queue &amp; Notification Architecture<text:line-break/>🔄 Full Cloud Function Trigger Graph<text:line-break/>🛡 Monitoring &amp; Logging Architecture<text:line-break/>💳 Payment &amp; Subscription Automation<text:line-break/>🚀 DevOps &amp; Deployment Architecture</text:p>
      <text:p text:style-name="Text_20_body">Which infrastructure layer do we lock next?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10:08:39.402852032</meta:creation-date>
    <dc:date>2026-03-02T11:26:31.690713244</dc:date>
    <meta:editing-duration>PT18M29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8" meta:paragraph-count="217" meta:word-count="763" meta:character-count="5641" meta:non-whitespace-character-count="5044"/>
  </office:meta>
</office:document-meta>
</file>